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d8f" officeooo:paragraph-rsid="0010ad8f"/>
    </style:style>
    <style:style style:name="P2" style:family="paragraph" style:parent-style-name="Standard">
      <style:paragraph-properties fo:text-align="center" style:justify-single-word="false"/>
      <style:text-properties officeooo:rsid="0010ad8f" officeooo:paragraph-rsid="0010ad8f"/>
    </style:style>
    <style:style style:name="P3" style:family="paragraph" style:parent-style-name="Standard">
      <style:paragraph-properties fo:text-align="center" style:justify-single-word="false"/>
      <style:text-properties officeooo:paragraph-rsid="0010ad8f"/>
    </style:style>
    <style:style style:name="T1" style:family="text">
      <style:text-properties officeooo:rsid="0010ad8f"/>
    </style:style>
    <style:style style:name="T2" style:family="text">
      <style:text-properties fo:font-size="20pt" fo:language="fr" fo:country="FR" officeooo:rsid="0010ad8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PTE RENDU DU PROJET DE PROGRAMMATION</text:span></text:p>
      <text:p text:style-name="P3"/>
      <text:p text:style-name="P3"><text:span text:style-name="T2">Colonies d'abeilles <text:line-break/>Simulation informatique d'un système auto-organisé </text:span></text:p>
      <text:p text:style-name="P2"/>
      <text:p text:style-name="P1"/>
      <text:p text:style-name="P1"/>
      <text:p text:style-name="P1"/>
      <text:p text:style-name="P1">SEMAINE 1 (15/03/2016) :</text:p>
      <text:p text:style-name="P1"/>
      <text:p text:style-name="P1">Mise en place de l'environnement travail. Familiarisation avec git pour permettre une facilitation des échanges de codes pour le projet. Répartition des charges pour l'étape 1 : Ilya se chargera de la partie 3 et de la phase de test, Julia codera pour les parties 1 et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6:32.928516837</meta:creation-date>
    <meta:generator>LibreOffice/4.2.8.2$Linux_X86_64 LibreOffice_project/420m0$Build-2</meta:generator>
    <dc:date>2016-03-18T09:53:47.308706609</dc:date>
    <meta:editing-duration>P0D</meta:editing-duration>
    <meta:editing-cycles>1</meta:editing-cycles>
    <meta:document-statistic meta:table-count="0" meta:image-count="0" meta:object-count="0" meta:page-count="1" meta:paragraph-count="4" meta:word-count="65" meta:character-count="406" meta:non-whitespace-character-count="343"/>
  </office:meta>
</office:document-meta>
</file>